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076cm" draw:marker-start-width="0.406cm" draw:marker-end-width="0.406cm" draw:textarea-horizontal-align="center" draw:textarea-vertical-align="middle" fo:padding-top="0.164cm" fo:padding-bottom="0.164cm" fo:padding-left="0.289cm" fo:padding-right="0.2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4.175cm" svg:y="9.255cm">
          <text:p text:style-name="P1"><text:span text:style-name="T1">LED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9.255cm" svg:y="9.255cm">
          <text:p text:style-name="P1"><text:span text:style-name="T1">Machine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8cm" svg:height="1.27cm" svg:x="15.605cm" svg:y="9.255cm">
          <text:p text:style-name="P1"><text:span text:style-name="T1">Sensor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27cm" svg:x="11.795cm" svg:y="7.35cm">
          <text:p text:style-name="P1"><text:span text:style-name="T1">Domain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27cm" svg:x="8.62cm" svg:y="7.35cm"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27cm" svg:x="9.89cm" svg:y="5.445cm">
          <text:p text:style-name="P1"><text:span text:style-name="T1">View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2.54cm" svg:x="4.175cm" svg:y="2.17cm">
          <text:p text:style-name="P1"><text:span text:style-name="T1">User Interface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445cm" svg:height="1.27cm" svg:x="14.891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445cm" svg:height="1.27cm" svg:x="14.69cm" svg:y="2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445cm" svg:height="1.27cm" svg:x="14.49cm" svg:y="2.6cm">
            <text:p text:style-name="P1"><text:span text:style-name="T1">Views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5.915cm" svg:height="1.27cm" svg:x="9.255cm" svg:y="11.16cm">
          <text:p text:style-name="P1"><text:span text:style-name="T1">Hardware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6.24cm" svg:y="11.16cm">
          <text:p text:style-name="P1"><text:span text:style-name="T1">Tim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27cm" svg:x="17.11cm" svg:y="7.35cm">
          <text:p text:style-name="P1"><text:span text:style-name="T1">State Machine Engin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35cm" svg:y1="8.92cm" svg:x2="25.765cm" svg:y2="8.92cm">
          <text:p/>
        </draw:line>
        <draw:line draw:style-name="gr2" draw:text-style-name="P2" draw:layer="layout" svg:x1="1.635cm" svg:y1="5.02cm" svg:x2="25.765cm" svg:y2="5.02cm">
          <text:p/>
        </draw:line>
        <draw:frame draw:style-name="gr3" draw:text-style-name="P3" draw:layer="layout" svg:width="2.89cm" svg:height="1.199cm" svg:x="8.444cm" svg:y="14.97cm">
          <draw:text-box>
            <text:p text:style-name="P3"><text:span text:style-name="T2">Presentation</text:span></text:p>
            <text:p text:style-name="P3"><text:span text:style-name="T2">Layer</text:span></text:p>
          </draw:text-box>
        </draw:frame>
        <draw:frame draw:style-name="gr3" draw:text-style-name="P3" draw:layer="layout" svg:width="2.225cm" svg:height="1.199cm" svg:x="8.62cm" svg:y="16.875cm">
          <draw:text-box>
            <text:p text:style-name="P3"><text:span text:style-name="T2">Business</text:span></text:p>
            <text:p text:style-name="P3"><text:span text:style-name="T2">Layer</text:span></text:p>
          </draw:text-box>
        </draw:frame>
        <draw:frame draw:style-name="gr3" draw:text-style-name="P3" draw:layer="layout" svg:width="2.513cm" svg:height="1.199cm" svg:x="11.16cm" svg:y="15.515cm">
          <draw:text-box>
            <text:p text:style-name="P3"><text:span text:style-name="T2">Integration</text:span></text:p>
            <text:p text:style-name="P3"><text:span text:style-name="T2">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6T07:56:30</meta:creation-date>
    <dc:date>2011-06-06T08:10:40</dc:date>
    <meta:editing-duration>PT14M16S</meta:editing-duration>
    <meta:editing-cycles>4</meta:editing-cycles>
    <meta:generator>LibreOffice/3.3$Linux LibreOffice_project/330m19$Build-202</meta:generator>
    <meta:document-statistic meta:object-count="19"/>
  </office:meta>
</office:document-meta>
</file>